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ms of Use</text:p>
      <text:p text:style-name="P1">Welcome to RetroFlix, Inc.'s ("RetroFlix," "we," "us," or "our") website and streaming service (collectively, the "Service"). By using our Service, you agree to be bound by these Terms of Use ("Terms"), which govern your access to and use of the Service. If you do not agree to these Terms, you may not use our Service.</text:p>
      <text:p text:style-name="P1">Account Registration</text:p>
      <text:p text:style-name="P1">To use certain features of our Service, you may need to create an account and provide us with certain information, such as your name and email address. You agree to provide accurate, current, and complete information when creating your account, and to update your information as necessary to ensure that it remains accurate, current, and complete. You are responsible for maintaining the confidentiality of your account credentials, and for all activities that occur under your account. You agree to immediately notify us of any unauthorized use of your account or any other breach of security.</text:p>
      <text:p text:style-name="P1">Content on our Service</text:p>
      <text:p text:style-name="P1">Our Service includes a variety of content, including movies, television shows, and other materials (collectively, "Content"). The Content on our Service is for your personal, non-commercial use only. You may not modify, reproduce, distribute, create derivative works or adaptations of, publicly display or in any way exploit any of the Content in whole or in part, except as expressly authorized by RetroFlix. You may not use the Service to transmit, distribute, or store any material that violates any applicable law or regulation or infringes any third-party intellectual property or other rights.</text:p>
      <text:p text:style-name="P1">Payment and Subscription</text:p>
      <text:p text:style-name="P1">In order to access certain Content on our Service, you may need to pay a subscription fee. The subscription fee will be charged to your payment method on a recurring basis until you cancel your subscription. You agree to pay all fees and charges associated with your subscription, including any applicable taxes. RetroFlix reserves the right to change its subscription fees and other charges at any time. If we do, we will provide you with notice of the change.</text:p>
      <text:p text:style-name="P1">Cancellation and Termination</text:p>
      <text:p text:style-name="P1">You may cancel your subscription at any time by following the instructions on our Service or by contacting customer support. RetroFlix reserves the right to terminate your account and access to our Service at any time, for any reason, without notice to you.</text:p>
      <text:p text:style-name="P1">Changes to these Terms</text:p>
      <text:p text:style-name="P1">We may update these Terms from time to time in response to changing legal, technical, or business developments. When we update these Terms, we will take appropriate measures to inform you, consistent with the significance of the changes we make. We encourage you to periodically review these Terms for the latest information on our terms and conditions of use.</text:p>
      <text:p text:style-name="P1">Disclaimer of Warranties</text:p>
      <text:p text:style-name="P1">OUR SERVICE IS PROVIDED "AS IS" AND "AS AVAILABLE" WITHOUT WARRANTIES OF ANY KIND, EITHER EXPRESS OR IMPLIED, INCLUDING WITHOUT LIMITATION WARRANTIES OF MERCHANTABILITY, FITNESS FOR A PARTICULAR PURPOSE, TITLE, <text:soft-page-break/>NON-INFRINGEMENT, OR ANY OTHER WARRANTIES THAT MAY ARISE FROM COURSE OF DEALING, COURSE OF PERFORMANCE, OR USAGE OF TRADE.</text:p>
      <text:p text:style-name="P1">Limitation of Liability</text:p>
      <text:p text:style-name="P1">IN NO EVENT SHALL RETROFLIX BE LIABLE TO YOU OR ANY THIRD PARTY FOR ANY INDIRECT, CONSEQUENTIAL, INCIDENTAL, SPECIAL, OR PUNITIVE DAMAGES, INCLUDING LOST PROFITS, ARISING FROM YOUR USE OF OUR SERVICE, EVEN IF RETROFLIX HAS BEEN ADVISED OF THE POSSIBILITY OF SUCH DAMAGES.</text:p>
      <text:p text:style-name="P1">Governing Law and Dispute Resolution</text:p>
      <text:p text:style-name="P1">These Terms and your use of our Service shall be governed by and construed in accordance with the laws of the State of California, without giving effect to any principles of conflicts of law. Any dispute arising out of or relating to these Terms or your use of our Service shall be resolved exclusively in the state or federal courts located in Los Angeles County, Californi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6:22:45.757000000</meta:creation-date>
    <dc:date>2023-03-28T16:22:55.441000000</dc:date>
    <meta:editing-duration>PT10S</meta:editing-duration>
    <meta:editing-cycles>1</meta:editing-cycles>
    <meta:document-statistic meta:table-count="0" meta:image-count="0" meta:object-count="0" meta:page-count="2" meta:paragraph-count="18" meta:word-count="611" meta:character-count="3780" meta:non-whitespace-character-count="3187"/>
    <meta:generator>LibreOffice/7.5.0.3$Windows_X86_64 LibreOffice_project/c21113d003cd3efa8c53188764377a8272d9d6de</meta:generator>
  </office:meta>
</office:document-meta>
</file>